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19"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0"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1"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4"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5"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6"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7"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28" style:family="paragraph" style:parent-style-name="Table_20_Contents">
      <style:paragraph-properties fo:text-align="start" style:justify-single-word="false"/>
      <style:text-properties officeooo:rsid="00141f0c" officeooo:paragraph-rsid="00141f0c"/>
    </style:style>
    <style:style style:name="P29" style:family="paragraph" style:parent-style-name="Table_20_Contents">
      <style:paragraph-properties fo:text-align="start" style:justify-single-word="false"/>
      <style:text-properties officeooo:rsid="00141f0c" officeooo:paragraph-rsid="00203e10"/>
    </style:style>
    <style:style style:name="P30" style:family="paragraph" style:parent-style-name="Preformatted_20_Text">
      <style:text-properties officeooo:paragraph-rsid="00147918"/>
    </style:style>
    <style:style style:name="P31" style:family="paragraph" style:parent-style-name="Standard">
      <style:text-properties officeooo:paragraph-rsid="00147918"/>
    </style:style>
    <style:style style:name="P32" style:family="paragraph" style:parent-style-name="Table_20_Contents">
      <style:paragraph-properties fo:text-align="start" style:justify-single-word="false"/>
      <style:text-properties officeooo:rsid="00147918" officeooo:paragraph-rsid="00147918"/>
    </style:style>
    <style:style style:name="P33" style:family="paragraph" style:parent-style-name="Table_20_Contents">
      <style:paragraph-properties fo:text-align="start" style:justify-single-word="false"/>
      <style:text-properties officeooo:rsid="00147918" officeooo:paragraph-rsid="001e2b58"/>
    </style:style>
    <style:style style:name="P34" style:family="paragraph" style:parent-style-name="Table_20_Contents">
      <style:paragraph-properties fo:text-align="start" style:justify-single-word="false"/>
      <style:text-properties officeooo:rsid="00147918" officeooo:paragraph-rsid="002425d5"/>
    </style:style>
    <style:style style:name="P35" style:family="paragraph" style:parent-style-name="Table_20_Contents">
      <style:paragraph-properties fo:text-align="start" style:justify-single-word="false"/>
      <style:text-properties officeooo:rsid="00147918" officeooo:paragraph-rsid="003a4be1"/>
    </style:style>
    <style:style style:name="P36" style:family="paragraph" style:parent-style-name="Table_20_Contents">
      <style:paragraph-properties fo:text-align="start" style:justify-single-word="false"/>
      <style:text-properties officeooo:rsid="001521a2" officeooo:paragraph-rsid="001521a2"/>
    </style:style>
    <style:style style:name="P37" style:family="paragraph" style:parent-style-name="Preformatted_20_Text">
      <style:text-properties officeooo:paragraph-rsid="001e2b58"/>
    </style:style>
    <style:style style:name="P38" style:family="paragraph" style:parent-style-name="Standard">
      <style:text-properties officeooo:paragraph-rsid="001e2b58"/>
    </style:style>
    <style:style style:name="P39" style:family="paragraph" style:parent-style-name="Table_20_Contents">
      <style:paragraph-properties fo:text-align="start" style:justify-single-word="false"/>
      <style:text-properties officeooo:rsid="001c739e" officeooo:paragraph-rsid="001c739e"/>
    </style:style>
    <style:style style:name="P40" style:family="paragraph" style:parent-style-name="Table_20_Contents">
      <style:paragraph-properties fo:text-align="start" style:justify-single-word="false"/>
      <style:text-properties officeooo:rsid="001e2b58" officeooo:paragraph-rsid="001e2b58"/>
    </style:style>
    <style:style style:name="P41" style:family="paragraph" style:parent-style-name="Table_20_Contents">
      <style:paragraph-properties fo:text-align="start" style:justify-single-word="false"/>
      <style:text-properties officeooo:rsid="001b6fc9" officeooo:paragraph-rsid="001b6fc9"/>
    </style:style>
    <style:style style:name="P42" style:family="paragraph" style:parent-style-name="Preformatted_20_Text">
      <style:text-properties officeooo:paragraph-rsid="002425d5"/>
    </style:style>
    <style:style style:name="P43" style:family="paragraph" style:parent-style-name="Table_20_Contents">
      <style:paragraph-properties fo:text-align="start" style:justify-single-word="false"/>
      <style:text-properties officeooo:rsid="002425d5" officeooo:paragraph-rsid="002425d5"/>
    </style:style>
    <style:style style:name="P44" style:family="paragraph" style:parent-style-name="Table_20_Contents">
      <style:paragraph-properties fo:text-align="start" style:justify-single-word="false"/>
      <style:text-properties officeooo:rsid="0030ba79" officeooo:paragraph-rsid="0030ba79"/>
    </style:style>
    <style:style style:name="P45"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46" style:family="paragraph" style:parent-style-name="Text_20_body">
      <style:text-properties fo:color="#000000" loext:opacity="100%" style:font-name="Liberation Sans1" officeooo:rsid="00493a27" officeooo:paragraph-rsid="00493a27"/>
    </style:style>
    <style:style style:name="P47" style:family="paragraph" style:parent-style-name="Standard">
      <style:text-properties fo:color="#000000" loext:opacity="100%" style:font-name="Liberation Mono" fo:font-size="12pt" style:font-size-asian="12pt" style:font-size-complex="12pt"/>
    </style:style>
    <style:style style:name="P48" style:family="paragraph" style:parent-style-name="Standard">
      <style:paragraph-properties fo:text-align="start" style:justify-single-word="false"/>
      <style:text-properties officeooo:rsid="00345180" officeooo:paragraph-rsid="0034a267"/>
    </style:style>
    <style:style style:name="P49" style:family="paragraph" style:parent-style-name="Table_20_Contents">
      <style:paragraph-properties fo:text-align="start" style:justify-single-word="false"/>
      <style:text-properties officeooo:rsid="00345180" officeooo:paragraph-rsid="0034a267"/>
    </style:style>
    <style:style style:name="P50" style:family="paragraph" style:parent-style-name="Table_20_Contents">
      <style:paragraph-properties fo:text-align="start" style:justify-single-word="false"/>
      <style:text-properties officeooo:paragraph-rsid="0034a267"/>
    </style:style>
    <style:style style:name="P51" style:family="paragraph" style:parent-style-name="Standard">
      <style:paragraph-properties fo:text-align="start" style:justify-single-word="false"/>
      <style:text-properties officeooo:paragraph-rsid="006e91df"/>
    </style:style>
    <style:style style:name="P52" style:family="paragraph" style:parent-style-name="Text_20_body">
      <style:text-properties officeooo:rsid="0016fa2c" officeooo:paragraph-rsid="0016fa2c"/>
    </style:style>
    <style:style style:name="P53"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4"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5"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56"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57"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58"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59"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0" style:family="paragraph" style:parent-style-name="Standard">
      <style:text-properties style:font-name="Liberation Mono" fo:font-size="12pt" style:font-size-asian="12pt" style:font-size-complex="12pt"/>
    </style:style>
    <style:style style:name="P61" style:family="paragraph" style:parent-style-name="Standard">
      <style:text-properties style:font-name="Liberation Mono" fo:font-size="12pt" officeooo:paragraph-rsid="0077e443" style:font-size-asian="12pt" style:font-size-complex="12pt"/>
    </style:style>
    <style:style style:name="P62" style:family="paragraph" style:parent-style-name="Table_20_Contents">
      <style:paragraph-properties fo:text-align="start" style:justify-single-word="false"/>
      <style:text-properties officeooo:rsid="004333ad" officeooo:paragraph-rsid="00464ebe"/>
    </style:style>
    <style:style style:name="P63" style:family="paragraph" style:parent-style-name="Table_20_Contents">
      <style:paragraph-properties fo:text-align="start" style:justify-single-word="false"/>
      <style:text-properties officeooo:rsid="004333ad" officeooo:paragraph-rsid="005fdb4a"/>
    </style:style>
    <style:style style:name="P64" style:family="paragraph" style:parent-style-name="Table_20_Contents">
      <style:paragraph-properties fo:text-align="start" style:justify-single-word="false"/>
      <style:text-properties officeooo:rsid="004333ad" officeooo:paragraph-rsid="0078d36c"/>
    </style:style>
    <style:style style:name="P65" style:family="paragraph" style:parent-style-name="Table_20_Contents">
      <style:paragraph-properties fo:text-align="start" style:justify-single-word="false"/>
      <style:text-properties officeooo:rsid="0045094b" officeooo:paragraph-rsid="00464ebe"/>
    </style:style>
    <style:style style:name="P66" style:family="paragraph" style:parent-style-name="Table_20_Contents">
      <style:paragraph-properties fo:text-align="start" style:justify-single-word="false"/>
      <style:text-properties officeooo:rsid="00466c4e" officeooo:paragraph-rsid="00466c4e"/>
    </style:style>
    <style:style style:name="P67" style:family="paragraph" style:parent-style-name="Table_20_Contents">
      <style:paragraph-properties fo:text-align="start" style:justify-single-word="false"/>
      <style:text-properties officeooo:rsid="00466c4e" officeooo:paragraph-rsid="005fdb4a"/>
    </style:style>
    <style:style style:name="P68" style:family="paragraph" style:parent-style-name="Table_20_Contents">
      <style:paragraph-properties fo:text-align="start" style:justify-single-word="false"/>
      <style:text-properties officeooo:rsid="00466c4e" officeooo:paragraph-rsid="0078d36c"/>
    </style:style>
    <style:style style:name="P69" style:family="paragraph" style:parent-style-name="Text_20_body">
      <style:text-properties officeooo:paragraph-rsid="003a2d3d"/>
    </style:style>
    <style:style style:name="P70" style:family="paragraph" style:parent-style-name="Preformatted_20_Text">
      <style:text-properties fo:color="#4060c0" loext:opacity="100%" fo:font-size="12pt" style:font-size-asian="12pt" style:font-size-complex="12pt"/>
    </style:style>
    <style:style style:name="P71" style:family="paragraph" style:parent-style-name="Table_20_Contents">
      <style:paragraph-properties fo:text-align="start" style:justify-single-word="false"/>
      <style:text-properties officeooo:rsid="001e5b2c" officeooo:paragraph-rsid="001e5b2c"/>
    </style:style>
    <style:style style:name="P72" style:family="paragraph" style:parent-style-name="Table_20_Contents">
      <style:paragraph-properties fo:text-align="start" style:justify-single-word="false"/>
      <style:text-properties officeooo:rsid="00563405" officeooo:paragraph-rsid="00563405"/>
    </style:style>
    <style:style style:name="P73" style:family="paragraph" style:parent-style-name="Table_20_Contents">
      <style:paragraph-properties fo:text-align="start" style:justify-single-word="false"/>
      <style:text-properties officeooo:rsid="005fdb4a" officeooo:paragraph-rsid="005fdb4a"/>
    </style:style>
    <style:style style:name="P74" style:family="paragraph" style:parent-style-name="Table_20_Contents">
      <style:paragraph-properties fo:text-align="start" style:justify-single-word="false"/>
      <style:text-properties officeooo:rsid="006502e3" officeooo:paragraph-rsid="006502e3"/>
    </style:style>
    <style:style style:name="P75" style:family="paragraph" style:parent-style-name="Table_20_Contents">
      <style:paragraph-properties fo:text-align="start" style:justify-single-word="false"/>
      <style:text-properties officeooo:rsid="0068ea12" officeooo:paragraph-rsid="0068ea12"/>
    </style:style>
    <style:style style:name="P76"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77"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78" style:family="paragraph" style:parent-style-name="Standard">
      <style:text-properties fo:color="#008013" loext:opacity="100%" style:font-name="Liberation Mono" fo:font-size="12pt" style:font-size-asian="12pt" style:font-size-complex="12pt"/>
    </style:style>
    <style:style style:name="P79" style:family="paragraph" style:parent-style-name="Standard">
      <style:text-properties officeooo:paragraph-rsid="0078d36c"/>
    </style:style>
    <style:style style:name="P80" style:family="paragraph" style:parent-style-name="Table_20_Contents">
      <style:paragraph-properties fo:text-align="start" style:justify-single-word="false"/>
      <style:text-properties officeooo:rsid="0078d36c" officeooo:paragraph-rsid="0078d36c"/>
    </style:style>
    <style:style style:name="P81" style:family="paragraph" style:parent-style-name="Table_20_Contents">
      <style:paragraph-properties fo:text-align="start" style:justify-single-word="false"/>
      <style:text-properties officeooo:rsid="00539b71" officeooo:paragraph-rsid="0070fc17"/>
    </style:style>
    <style:style style:name="P82" style:family="paragraph" style:parent-style-name="Heading_20_1">
      <style:paragraph-properties fo:text-align="center" style:justify-single-word="false"/>
    </style:style>
    <style:style style:name="P83" style:family="paragraph" style:parent-style-name="Heading_20_4">
      <style:text-properties fo:font-style="normal" officeooo:rsid="00141f0c" style:font-style-asian="normal" style:font-style-complex="normal"/>
    </style:style>
    <style:style style:name="P84" style:family="paragraph" style:parent-style-name="Heading_20_4">
      <style:text-properties officeooo:rsid="0018d94a" officeooo:paragraph-rsid="0018d94a"/>
    </style:style>
    <style:style style:name="P85" style:family="paragraph" style:parent-style-name="Heading_20_4">
      <style:text-properties officeooo:paragraph-rsid="002425d5"/>
    </style:style>
    <style:style style:name="P86" style:family="paragraph" style:parent-style-name="Heading_20_4">
      <style:text-properties officeooo:paragraph-rsid="00464ebe"/>
    </style:style>
    <style:style style:name="P87" style:family="paragraph" style:parent-style-name="Heading_20_4">
      <style:text-properties fo:color="#000000" loext:opacity="100%" style:font-name="Liberation Sans" officeooo:rsid="00345180" officeooo:paragraph-rsid="005fdb4a"/>
    </style:style>
    <style:style style:name="P88" style:family="paragraph" style:parent-style-name="Heading_20_4">
      <style:text-properties officeooo:paragraph-rsid="0078d36c"/>
    </style:style>
    <style:style style:name="P89" style:family="paragraph" style:parent-style-name="Heading_20_4">
      <style:text-properties officeooo:paragraph-rsid="005fdb4a"/>
    </style:style>
    <style:style style:name="P90" style:family="paragraph" style:parent-style-name="Heading_20_4">
      <style:text-properties officeooo:paragraph-rsid="0034a267"/>
    </style:style>
    <style:style style:name="P91"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92"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4ad06c" style:font-style-asian="normal" style:font-style-complex="normal"/>
    </style:style>
    <style:style style:name="T13" style:family="text">
      <style:text-properties style:font-name="Liberation Mono"/>
    </style:style>
    <style:style style:name="T14" style:family="text">
      <style:text-properties style:font-name="Liberation Mono" officeooo:rsid="000d211e"/>
    </style:style>
    <style:style style:name="T15" style:family="text">
      <style:text-properties style:font-name="Liberation Mono" officeooo:rsid="002425d5"/>
    </style:style>
    <style:style style:name="T16" style:family="text">
      <style:text-properties style:font-name="Liberation Mono" officeooo:rsid="0027eebb"/>
    </style:style>
    <style:style style:name="T17" style:family="text">
      <style:text-properties style:font-name="Liberation Mono" officeooo:rsid="00466c4e"/>
    </style:style>
    <style:style style:name="T18" style:family="text">
      <style:text-properties style:font-name="Liberation Mono" fo:font-style="normal" style:font-style-asian="normal" style:font-style-complex="normal"/>
    </style:style>
    <style:style style:name="T19" style:family="text">
      <style:text-properties style:font-name="Liberation Mono" fo:font-style="normal" officeooo:rsid="004333ad" style:font-style-asian="normal" style:font-style-complex="normal"/>
    </style:style>
    <style:style style:name="T20" style:family="text">
      <style:text-properties style:font-name="Liberation Mono" officeooo:rsid="0060f76f"/>
    </style:style>
    <style:style style:name="T21" style:family="text">
      <style:text-properties style:font-name="Liberation Mono" officeooo:rsid="00744fb0"/>
    </style:style>
    <style:style style:name="T22" style:family="text">
      <style:text-properties style:font-name="Liberation Mono" officeooo:rsid="0075f483"/>
    </style:style>
    <style:style style:name="T23" style:family="text">
      <style:text-properties officeooo:rsid="000d211e"/>
    </style:style>
    <style:style style:name="T24" style:family="text">
      <style:text-properties officeooo:rsid="00141f0c"/>
    </style:style>
    <style:style style:name="T25" style:family="text">
      <style:text-properties officeooo:rsid="00147918"/>
    </style:style>
    <style:style style:name="T26" style:family="text">
      <style:text-properties style:font-name="Liberation Sans1" officeooo:rsid="0018d94a"/>
    </style:style>
    <style:style style:name="T27" style:family="text">
      <style:text-properties style:font-name="Liberation Sans1" officeooo:rsid="003a2d3d"/>
    </style:style>
    <style:style style:name="T28" style:family="text">
      <style:text-properties style:font-name="Liberation Sans1" officeooo:rsid="003a36cb"/>
    </style:style>
    <style:style style:name="T29" style:family="text">
      <style:text-properties officeooo:rsid="001e2b58"/>
    </style:style>
    <style:style style:name="T30" style:family="text">
      <style:text-properties officeooo:rsid="002051e4"/>
    </style:style>
    <style:style style:name="T31" style:family="text">
      <style:text-properties officeooo:rsid="002425d5"/>
    </style:style>
    <style:style style:name="T32" style:family="text">
      <style:text-properties officeooo:rsid="0024e2ed"/>
    </style:style>
    <style:style style:name="T33" style:family="text">
      <style:text-properties officeooo:rsid="002605c0"/>
    </style:style>
    <style:style style:name="T34" style:family="text">
      <style:text-properties officeooo:rsid="0027eebb"/>
    </style:style>
    <style:style style:name="T35" style:family="text">
      <style:text-properties officeooo:rsid="002ee3fb"/>
    </style:style>
    <style:style style:name="T36" style:family="text">
      <style:text-properties officeooo:rsid="002fc6aa"/>
    </style:style>
    <style:style style:name="T37" style:family="text">
      <style:text-properties officeooo:rsid="0030ba79"/>
    </style:style>
    <style:style style:name="T38" style:family="text">
      <style:text-properties officeooo:rsid="00345180"/>
    </style:style>
    <style:style style:name="T39" style:family="text">
      <style:text-properties officeooo:rsid="0034a267"/>
    </style:style>
    <style:style style:name="T40" style:family="text">
      <style:text-properties officeooo:rsid="00354e47"/>
    </style:style>
    <style:style style:name="T41" style:family="text">
      <style:text-properties officeooo:rsid="003939d2"/>
    </style:style>
    <style:style style:name="T42" style:family="text">
      <style:text-properties officeooo:rsid="003a2d3d"/>
    </style:style>
    <style:style style:name="T43" style:family="text">
      <style:text-properties fo:color="#000000" loext:opacity="100%"/>
    </style:style>
    <style:style style:name="T44" style:family="text">
      <style:text-properties fo:color="#000000" loext:opacity="100%" style:font-name="Liberation Sans1" officeooo:rsid="003a2d3d"/>
    </style:style>
    <style:style style:name="T45" style:family="text">
      <style:text-properties fo:color="#000000" loext:opacity="100%" style:font-name="Liberation Sans1" officeooo:rsid="003a36cb"/>
    </style:style>
    <style:style style:name="T46" style:family="text">
      <style:text-properties fo:color="#000000" loext:opacity="100%" style:font-name="Liberation Mono" fo:font-size="12pt" style:font-size-asian="12pt" style:font-size-complex="12pt"/>
    </style:style>
    <style:style style:name="T47" style:family="text">
      <style:text-properties officeooo:rsid="003a4be1"/>
    </style:style>
    <style:style style:name="T48" style:family="text">
      <style:text-properties officeooo:rsid="003de879"/>
    </style:style>
    <style:style style:name="T49" style:family="text">
      <style:text-properties officeooo:rsid="0045094b"/>
    </style:style>
    <style:style style:name="T50" style:family="text">
      <style:text-properties officeooo:rsid="00464ebe"/>
    </style:style>
    <style:style style:name="T51" style:family="text">
      <style:text-properties officeooo:rsid="00466c4e"/>
    </style:style>
    <style:style style:name="T52" style:family="text">
      <style:text-properties officeooo:rsid="004ad06c"/>
    </style:style>
    <style:style style:name="T53" style:family="text">
      <style:text-properties officeooo:rsid="004c3b6a"/>
    </style:style>
    <style:style style:name="T54" style:family="text">
      <style:text-properties fo:color="#4060c0" loext:opacity="100%" style:font-name="Liberation Mono"/>
    </style:style>
    <style:style style:name="T55" style:family="text">
      <style:text-properties fo:color="#4060c0" loext:opacity="100%" style:font-name="Liberation Mono" officeooo:rsid="00345180"/>
    </style:style>
    <style:style style:name="T56" style:family="text">
      <style:text-properties fo:color="#4060c0" loext:opacity="100%" style:font-name="Liberation Mono" officeooo:rsid="00354e47"/>
    </style:style>
    <style:style style:name="T57" style:family="text">
      <style:text-properties fo:color="#4060c0" loext:opacity="100%" style:font-name="Liberation Mono" fo:font-size="12pt" style:font-size-asian="12pt" style:font-size-complex="12pt"/>
    </style:style>
    <style:style style:name="T58" style:family="text">
      <style:text-properties fo:color="#4060c0" loext:opacity="100%" style:font-name="Liberation Mono" fo:font-size="12pt" officeooo:rsid="003a2d3d" style:font-size-asian="12pt" style:font-size-complex="12pt"/>
    </style:style>
    <style:style style:name="T59" style:family="text">
      <style:text-properties fo:color="#4060c0" loext:opacity="100%" style:font-name="Liberation Mono" officeooo:rsid="003a2d3d"/>
    </style:style>
    <style:style style:name="T60" style:family="text">
      <style:text-properties fo:color="#4060c0" loext:opacity="100%" style:font-name="Liberation Mono" officeooo:rsid="00783eee"/>
    </style:style>
    <style:style style:name="T61" style:family="text">
      <style:text-properties officeooo:rsid="0060f76f"/>
    </style:style>
    <style:style style:name="T62" style:family="text">
      <style:text-properties officeooo:rsid="0063f192"/>
    </style:style>
    <style:style style:name="T63" style:family="text">
      <style:text-properties officeooo:rsid="006502e3"/>
    </style:style>
    <style:style style:name="T64" style:family="text">
      <style:text-properties officeooo:rsid="00651b3d"/>
    </style:style>
    <style:style style:name="T65" style:family="text">
      <style:text-properties officeooo:rsid="0066f261"/>
    </style:style>
    <style:style style:name="T66" style:family="text">
      <style:text-properties officeooo:rsid="0068ea12"/>
    </style:style>
    <style:style style:name="T67" style:family="text">
      <style:text-properties officeooo:rsid="00693e9b"/>
    </style:style>
    <style:style style:name="T68" style:family="text">
      <style:text-properties fo:color="#3f51b5" loext:opacity="100%" style:font-name="Liberation Mono"/>
    </style:style>
    <style:style style:name="T69" style:family="text">
      <style:text-properties fo:color="#3f51b5" loext:opacity="100%" style:font-name="Liberation Mono" fo:font-style="normal" officeooo:rsid="006e91df" style:font-style-asian="normal" style:font-style-complex="normal"/>
    </style:style>
    <style:style style:name="T70" style:family="text">
      <style:text-properties fo:color="#3f51b5" loext:opacity="100%" style:font-name="Liberation Mono" officeooo:rsid="006d642b"/>
    </style:style>
    <style:style style:name="T71" style:family="text">
      <style:text-properties fo:color="#3f51b5" loext:opacity="100%" style:font-name="Liberation Mono" officeooo:rsid="007b7acc"/>
    </style:style>
    <style:style style:name="T72" style:family="text">
      <style:text-properties officeooo:rsid="006ad942"/>
    </style:style>
    <style:style style:name="T73"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4" style:family="text">
      <style:text-properties officeooo:rsid="006c28eb"/>
    </style:style>
    <style:style style:name="T75" style:family="text">
      <style:text-properties officeooo:rsid="00706403"/>
    </style:style>
    <style:style style:name="T76" style:family="text">
      <style:text-properties officeooo:rsid="007664b3"/>
    </style:style>
    <style:style style:name="T77" style:family="text">
      <style:text-properties fo:color="#0e00ff" loext:opacity="100%"/>
    </style:style>
    <style:style style:name="T78" style:family="text">
      <style:text-properties fo:color="#0e00ff" loext:opacity="100%" style:font-name="Liberation Mono" fo:font-size="12pt" officeooo:rsid="006e91df" style:font-size-asian="12pt" style:font-size-complex="12pt"/>
    </style:style>
    <style:style style:name="T79" style:family="text">
      <style:text-properties fo:color="#a709f5" loext:opacity="100%"/>
    </style:style>
    <style:style style:name="T80" style:family="text">
      <style:text-properties officeooo:rsid="00781b13"/>
    </style:style>
    <style:style style:name="T81" style:family="text">
      <style:text-properties officeooo:rsid="00783eee"/>
    </style:style>
    <style:style style:name="T82" style:family="text">
      <style:text-properties officeooo:rsid="00785bd9"/>
    </style:style>
    <style:style style:name="T83" style:family="text">
      <style:text-properties officeooo:rsid="007b7acc"/>
    </style:style>
    <style:style style:name="T84" style:family="text">
      <style:text-properties style:font-name="Liberation Mono" officeooo:rsid="007b7acc"/>
    </style:style>
    <style:style style:name="T85" style:family="text">
      <style:text-properties officeooo:rsid="007cfa5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3">4-03-01</text:span></text:p>
      <text:p text:style-name="P5"/>
      <text:h text:style-name="P82"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18"/>
      <text:h text:style-name="Heading_20_4" text:outline-level="4">Snapshots</text:h>
      <text:p text:style-name="P18">Snapshots <text:span text:style-name="T41">are</text:span> Git <text:span text:style-name="T41">commits</text:span>. A snapshot is <text:span text:style-name="T41">a mapping of a unique ID to a commit</text:span>. Loading a snapshot means checking out the <text:span text:style-name="T41">commit</text:span>. <text:span text:style-name="T67">Instead of saving a commit to a snapshot, you can also</text:span><text:span text:style-name="T65"> directly pass a commit SHA.</text:span></text:p>
      <text:p text:style-name="P18"/>
      <text:h text:style-name="Heading_20_4" text:outline-level="4">Benchmarks</text:h>
      <text:p text:style-name="P24">For benchmarking, the general task is to solve a switched IVP using IFDIFF and check 1. how long it took and 2. <text:span text:style-name="T80">whether</text:span> the result change<text:span text:style-name="T80">d</text:span> compared to the previous snapshot.</text:p>
      <text:p text:style-name="P24">A benchmark is a function that</text:p>
      <text:list xml:id="list1046862131" text:style-name="L1">
        <text:list-item>
          <text:p text:style-name="P91">is located in the <text:span text:style-name="T68">speedtracker/benchmarks</text:span> folder <text:span text:style-name="T82">(not a subfolder)</text:span></text:p>
        </text:list-item>
        <text:list-item>
          <text:p text:style-name="P91">takes no arguments</text:p>
        </text:list-item>
        <text:list-item>
          <text:p text:style-name="P92">returns a <text:span text:style-name="T68">sol</text:span> object augmented with switching point data</text:p>
        </text:list-item>
      </text:list>
      <text:p text:style-name="P27">Example:</text:p>
      <text:p text:style-name="P25"/>
      <text:p text:style-name="P51"><text:span text:style-name="T69">function</text:span><text:span text:style-name="T78"> </text:span><text:span text:style-name="T46">sol = canonicalExampleBenchmark()</text:span></text:p>
      <text:p text:style-name="P78">%CANONICALEXAMPLEBENCHMARK simple benchmark using the same RHS and settings as the Readme example</text:p>
      <text:p text:style-name="P60"><text:span text:style-name="T43"><text:s text:c="4"/>options = odeset(</text:span><text:span text:style-name="T79">'AbsTol'</text:span><text:span text:style-name="T43">, 1e-8, </text:span><text:span text:style-name="T79">'RelTol'</text:span><text:span text:style-name="T43">, 1e-6);</text:span></text:p>
      <text:p text:style-name="P61"><text:span text:style-name="T43"><text:s text:c="4"/>datahandle = prepareDatahandleForIntegration( </text:span><text:span text:style-name="T77">...</text:span></text:p>
      <text:p text:style-name="P61"><text:span text:style-name="T43"><text:s text:c="8"/></text:span><text:span text:style-name="T79">'benchmark_canonicalExampleRHS'</text:span><text:span text:style-name="T43">, </text:span><text:span text:style-name="T79">'solver'</text:span><text:span text:style-name="T43">, </text:span><text:span text:style-name="T79">'ode45'</text:span><text:span text:style-name="T43">, </text:span><text:span text:style-name="T77">...</text:span></text:p>
      <text:p text:style-name="P60"><text:span text:style-name="T43"><text:s text:c="8"/></text:span><text:span text:style-name="T79">'options'</text:span><text:span text:style-name="T43">, options);</text:span></text:p>
      <text:p text:style-name="P47"><text:s text:c="4"/>sol = solveODE(datahandle, [0 20], [1; 0], 5.437);</text:p>
      <text:p text:style-name="P77">end</text:p>
      <text:p text:style-name="P21"/>
      <text:p text:style-name="P26">The RHS and any other helper functions should also be located in the <text:span text:style-name="T70">speedtracker/benchmarks</text:span> folder so that they are not lost or changed when an old snapshot is checked out.</text:p>
      <text:h text:style-name="P83" text:outline-level="4"><text:soft-page-break/></text:h>
      <text:h text:style-name="P84" text:outline-level="4">Occupied Resources</text:h>
      <text:p text:style-name="P69"><text:span text:style-name="T42">When checking out snapshots, Speedtracker stores its reference to the project's previous state in a tagged blob with the tag </text:span><text:span text:style-name="T57">refs/speedtracker/snapshot-manage</text:span><text:span text:style-name="T58">r</text:span><text:span text:style-name="T26">. </text:span><text:span text:style-name="T27">Snapshots are stored in the </text:span><text:span text:style-name="T28">snapshot </text:span><text:span text:style-name="T27">file </text:span><text:span text:style-name="T28">at</text:span><text:span text:style-name="T27"> </text:span><text:span text:style-name="T59">speedtracker/snapshots.txt</text:span><text:span text:style-name="T44">. </text:span><text:span text:style-name="T45">To publish snapshots, simply commit and push the snapshot file.</text:span></text:p>
      <text:p text:style-name="P46">If either of these resources are occupied, the behavior of Speedtracker is undefined.</text:p>
      <text:h text:style-name="Heading_20_4" text:outline-level="4">System Functions</text:h>
      <text:p text:style-name="P18">The only entry point into Speedtracker code is the function <text:span text:style-name="T54">speedtracker</text:span>, found in <text:span text:style-name="T54">speedtracker.m</text:span> in the project root directory. The function is called with the <text:span text:style-name="T52">expression</text:span></text:p>
      <text:p text:style-name="P70">speedtracker(command, varargin)</text:p>
      <text:p text:style-name="P18">where command identifies the function and varargin can be either positional or named arguments, depending on the command. <text:span text:style-name="T51">Some command parameters are not described in detail </text:span><text:span text:style-name="T52">here</text:span><text:span text:style-name="T51">, as they override configuration options, which are described in more detail in the next section.</text:span></text:p>
      <text:p text:style-name="P18"/>
      <text:p text:style-name="P18"/>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18">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3">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5">snapshot</text:span>', <text:span text:style-name="T23">id</text:span>, [hash])</text:p>
            <text:p text:style-name="P8"/>
            <text:p text:style-name="P17">where <text:span text:style-name="T14">id</text:span><text:span text:style-name="T23"> is </text:span><text:span text:style-name="T32">a</text:span><text:span text:style-name="T23"> string </text:span><text:span text:style-name="T32">starting with a letter and containing letters, digits, dashes, and underscores, </text:span><text:span text:style-name="T34">and</text:span></text:p>
            <text:p text:style-name="P17"><text:span text:style-name="T13">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3">ID</text:span> exists; the given commit exists; <text:span text:style-name="T66">no commit whose SHA equals the </text:span><text:span text:style-name="T67">given ID exists</text:span></text:p>
          </table:table-cell>
        </table:table-row>
        <table:table-row>
          <table:table-cell table:style-name="Table1.A1" office:value-type="string">
            <text:p text:style-name="P32">Output</text:p>
          </table:table-cell>
          <table:table-cell table:style-name="Table1.A1" office:value-type="string">
            <text:p text:style-name="P32">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3">E1: </text:span>The <text:span text:style-name="T66">provided ID </text:span><text:span text:style-name="T33">is</text:span> already taken</text:p>
            <text:p text:style-name="P74">E2: the hash does not point to a commit</text:p>
            <text:p text:style-name="P75">E3: the provided ID is <text:span text:style-name="T72">the name of an automatic snapshot</text:span></text:p>
          </table:table-cell>
        </table:table-row>
      </table:table>
      <text:p text:style-name="P18"/>
      <text:p text:style-name="P18"/>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3">delete-</text:span><text:span text:style-name="T25">snapshot</text:span>', <text:span text:style-name="T23">id</text:span>)</text:p>
            <text:p text:style-name="P35"><text:span text:style-name="T34">where </text:span><text:span text:style-name="T16">id</text:span><text:span text:style-name="T34"> is a valid snapshot ID </text:span><text:span text:style-name="T47">(see </text:span><text:span text:style-name="T9">f001-</text:span><text:soft-page-break/><text:span text:style-name="T9">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3">A</text:span> snapshot with the given <text:span text:style-name="T23">ID </text:span>exists</text:p>
          </table:table-cell>
        </table:table-row>
        <table:table-row>
          <table:table-cell table:style-name="Table2.A1" office:value-type="string">
            <text:p text:style-name="P32">Output</text:p>
          </table:table-cell>
          <table:table-cell table:style-name="Table2.A1" office:value-type="string">
            <text:p text:style-name="P32">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0">exists</text:span></text:p>
          </table:table-cell>
        </table:table-row>
      </table:table>
      <text:p text:style-name="P2"/>
      <text:p text:style-name="P31"/>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2">List snapshots</text:p>
          </table:table-cell>
        </table:table-row>
        <table:table-row>
          <table:table-cell table:style-name="Table4.A1" office:value-type="string">
            <text:p text:style-name="P12">Inputs/how to perform</text:p>
          </table:table-cell>
          <table:table-cell table:style-name="Table4.A1" office:value-type="string">
            <text:p text:style-name="P30">speedtracker('<text:span text:style-name="T25">list-snapshots</text:span>')</text:p>
          </table:table-cell>
        </table:table-row>
        <table:table-row>
          <table:table-cell table:style-name="Table4.A1" office:value-type="string">
            <text:p text:style-name="P12">Preconditions</text:p>
          </table:table-cell>
          <table:table-cell table:style-name="Table4.A1" office:value-type="string">
            <text:p text:style-name="P32">None</text:p>
          </table:table-cell>
        </table:table-row>
        <table:table-row>
          <table:table-cell table:style-name="Table4.A1" office:value-type="string">
            <text:p text:style-name="P32">Output</text:p>
          </table:table-cell>
          <table:table-cell table:style-name="Table4.A1" office:value-type="string">
            <text:p text:style-name="P32">A list of <text:span text:style-name="T35">all </text:span>snapshots' IDs.</text:p>
          </table:table-cell>
        </table:table-row>
        <table:table-row>
          <table:table-cell table:style-name="Table4.A1" office:value-type="string">
            <text:p text:style-name="P12">Postconditions</text:p>
          </table:table-cell>
          <table:table-cell table:style-name="Table4.A1" office:value-type="string">
            <text:p text:style-name="P32">Nothing changed</text:p>
          </table:table-cell>
        </table:table-row>
        <table:table-row>
          <table:table-cell table:style-name="Table4.A1" office:value-type="string">
            <text:p text:style-name="P12">Exceptions</text:p>
          </table:table-cell>
          <table:table-cell table:style-name="Table4.A1" office:value-type="string">
            <text:p text:style-name="P32">None</text:p>
          </table:table-cell>
        </table:table-row>
      </table:table>
      <text:p text:style-name="P31"/>
      <text:p text:style-name="P31"/>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2">Show details of a snapshot</text:p>
          </table:table-cell>
        </table:table-row>
        <table:table-row>
          <table:table-cell table:style-name="Table5.A1" office:value-type="string">
            <text:p text:style-name="P12">Inputs/how to perform</text:p>
          </table:table-cell>
          <table:table-cell table:style-name="Table5.A1" office:value-type="string">
            <text:p text:style-name="P30">speedtracker('<text:span text:style-name="T25">show-snapshot</text:span>', <text:span text:style-name="T23">id</text:span>)</text:p>
            <text:p text:style-name="P35"><text:span text:style-name="T34">where </text:span><text:span text:style-name="T16">id</text:span><text:span text:style-name="T34"> is a valid snapshot ID </text:span><text:span text:style-name="T47">(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2">A snapshot named <text:span text:style-name="T13">id</text:span> exists</text:p>
          </table:table-cell>
        </table:table-row>
        <table:table-row>
          <table:table-cell table:style-name="Table5.A1" office:value-type="string">
            <text:p text:style-name="P32">Output</text:p>
          </table:table-cell>
          <table:table-cell table:style-name="Table5.A1" office:value-type="string">
            <text:p text:style-name="P32">Information about the snapshot: name, tag name, <text:span text:style-name="T36">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2">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0">exists</text:span></text:p>
          </table:table-cell>
        </table:table-row>
      </table:table>
      <text:p text:style-name="P31"/>
      <text:p text:style-name="P31"/>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3">run</text:span>', <text:span text:style-name="T83">[snapshot1, snapshot2], [options]</text:span>)</text:p>
            <text:p text:style-name="P10"/>
            <text:p text:style-name="P28">where <text:span text:style-name="T83">options</text:span> is a list of name-value pairs (e.g. <text:span text:style-name="T13">speedtracker('run', 'Snapshots', snapshotList, '</text:span><text:span text:style-name="T17">OutputType</text:span><text:span text:style-name="T13">', '</text:span><text:span text:style-name="T21">O</text:span><text:span text:style-name="T22">n</text:span><text:span text:style-name="T21">e</text:span><text:span text:style-name="T17">Table</text:span><text:span text:style-name="T13">')</text:span>)</text:p>
            <text:p text:style-name="P3"/>
            <text:p text:style-name="P3">where <text:span text:style-name="T24">the following properties can be passed:</text:span></text:p>
            <text:p text:style-name="P29"><text:span text:style-name="T54">Snapshots</text:span>: a <text:span text:style-name="T64">cellstring</text:span> of snapshot<text:span text:style-name="T72">s (IDs </text:span><text:soft-page-break/><text:span text:style-name="T72">of </text:span><text:span text:style-name="T74">saved snapshots or commit SHAs</text:span><text:span text:style-name="T72">)</text:span>. <text:span text:style-name="T65">If not supplied</text:span><text:span text:style-name="T48">, all </text:span><text:span text:style-name="T65">saved</text:span><text:span text:style-name="T48"> snapshots are run in order of when their commit was created. </text:span><text:span text:style-name="T83">If </text:span><text:span text:style-name="T71">snapshot1, snapshot2</text:span><text:span text:style-name="T83"> are passed, these two snapshots are run. </text:span><text:span text:style-name="T85">A snapshot can be either the ID of a snapshot created with f001-create-snapshot or a raw commit SHA.</text:span></text:p>
            <text:p text:style-name="P81"><text:span text:style-name="T54">Benchmarks</text:span>: a string array of benchmark names. To identify a benchmark, pass its <text:span text:style-name="T76">function name </text:span>relative to the benchmarks directory <text:span text:style-name="T54">speedtracker/benchmarks</text:span>. Default: all functions in the benchmark directory that <text:span text:style-name="T75">satisfy the criteria </text:span><text:span text:style-name="T76">mentioned </text:span><text:span text:style-name="T75">in the "Benchmarks" section are used</text:span></text:p>
            <text:p text:style-name="P81"/>
            <text:p text:style-name="P80">The following configuration properties can be overridden as well:</text:p>
            <text:p text:style-name="P66"><text:span text:style-name="T54">OutputType</text:span>: override the configuration option for the format in which benchmark results are returned</text:p>
            <text:p text:style-name="P73"><text:span text:style-name="T60">Y</text:span><text:span text:style-name="T54">EndTol</text:span>: override the configuration option for the tolerance for final values</text:p>
            <text:p text:style-name="P80"><text:span text:style-name="T68">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2">(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2">Output</text:p>
          </table:table-cell>
          <table:table-cell table:style-name="Table3.A1" office:value-type="string">
            <text:p text:style-name="P66">The results of the benchmarks. The exact structure is determined by the <text:span text:style-name="T54">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1">E1: There are staged changes</text:p>
            <text:p text:style-name="P39">E2: The repository is in detached HEAD mode</text:p>
            <text:p text:style-name="P71">E3: There is already a saved state</text:p>
            <text:p text:style-name="P72">E4: One or more benchmarks are not found or faulty</text:p>
          </table:table-cell>
        </table:table-row>
        <table:table-row>
          <table:table-cell table:style-name="Table3.A1" office:value-type="string">
            <text:p text:style-name="P36">Notes</text:p>
          </table:table-cell>
          <table:table-cell table:style-name="Table3.A1" office:value-type="string">
            <text:p text:style-name="P36">Rule R1: the working directory is left in the same state it was before</text:p>
          </table:table-cell>
        </table:table-row>
      </table:table>
      <text:p text:style-name="P2"/>
      <text:p text:style-name="P38"/>
      <text:p text:style-name="P38"><text:soft-page-break/></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0">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37">speedtracker('<text:span text:style-name="T29">restore-state</text:span>')</text:p>
          </table:table-cell>
        </table:table-row>
        <table:table-row>
          <table:table-cell table:style-name="Table6.A1" office:value-type="string">
            <text:p text:style-name="P14">Preconditions</text:p>
          </table:table-cell>
          <table:table-cell table:style-name="Table6.A1" office:value-type="string">
            <text:p text:style-name="P40">A saved project state exists due to a<text:span text:style-name="T37">n error in </text:span>f005-run-benchmarks</text:p>
          </table:table-cell>
        </table:table-row>
        <table:table-row>
          <table:table-cell table:style-name="Table6.A1" office:value-type="string">
            <text:p text:style-name="P33">Output</text:p>
          </table:table-cell>
          <table:table-cell table:style-name="Table6.A1" office:value-type="string">
            <text:p text:style-name="P40">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0">The project's state is what it was before the problematic f005-run-benchmarks call</text:p>
          </table:table-cell>
        </table:table-row>
        <table:table-row>
          <table:table-cell table:style-name="Table6.A1" office:value-type="string">
            <text:p text:style-name="P14">Exceptions</text:p>
          </table:table-cell>
          <table:table-cell table:style-name="Table6.A1" office:value-type="string">
            <text:p text:style-name="P44">E1: There is no saved state to restore from</text:p>
          </table:table-cell>
        </table:table-row>
        <table:table-row>
          <table:table-cell table:style-name="Table6.A1" office:value-type="string">
            <text:p text:style-name="P40">Notes</text:p>
          </table:table-cell>
          <table:table-cell table:style-name="Table6.A1" office:value-type="string">
            <text:p text:style-name="P40">Should not normally be necessary since f005-run-benchmarks guarantees that the previous state will be restored. <text:span text:style-name="T37">This is mostly a utility for development.</text:span></text:p>
          </table:table-cell>
        </table:table-row>
      </table:table>
      <text:h text:style-name="P85"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3">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2">speedtracker('<text:span text:style-name="T31">help</text:span>', <text:span text:style-name="T31">[&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3">None</text:p>
          </table:table-cell>
        </table:table-row>
        <table:table-row>
          <table:table-cell table:style-name="Table7.A1" office:value-type="string">
            <text:p text:style-name="P34">Output</text:p>
          </table:table-cell>
          <table:table-cell table:style-name="Table7.A1" office:value-type="string">
            <text:p text:style-name="P34"><text:span text:style-name="T31">If </text:span><text:span text:style-name="T15">&lt;command&gt;</text:span><text:span text:style-name="T31"> is not provided: A </text:span>message <text:span text:style-name="T31">describing general usage and how to get further help</text:span></text:p>
            <text:p text:style-name="P43">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3">Nothing changed</text:p>
          </table:table-cell>
        </table:table-row>
        <table:table-row>
          <table:table-cell table:style-name="Table7.A1" office:value-type="string">
            <text:p text:style-name="P16">Exceptions</text:p>
          </table:table-cell>
          <table:table-cell table:style-name="Table7.A1" office:value-type="string">
            <text:p text:style-name="P43">E1: the command is not known</text:p>
          </table:table-cell>
        </table:table-row>
      </table:table>
      <text:h text:style-name="P86" text:outline-level="4"/>
      <text:h text:style-name="P86" text:outline-level="4">Config<text:span text:style-name="T50">uration Options</text:span></text:h>
      <text:p text:style-name="P20">The following configuration properties all have a default value and can be overridden by a direct option to the relevant command(s). Default <text:span text:style-name="T61">values can be</text:span> set in the class <text:span text:style-name="T20">Configuration </text:span><text:span text:style-name="T61">in the speedtracker directory.</text:span></text:p>
      <text:p text:style-name="P19"/>
      <table:table table:name="Table8" table:style-name="Table8">
        <table:table-column table:style-name="Table8.A"/>
        <table:table-column table:style-name="Table8.B"/>
        <table:table-row>
          <table:table-cell table:style-name="Table8.A1" office:value-type="string">
            <text:p text:style-name="P66">Key</text:p>
          </table:table-cell>
          <table:table-cell table:style-name="Table8.A1" office:value-type="string">
            <text:p text:style-name="P55">OutputType</text:p>
          </table:table-cell>
        </table:table-row>
        <table:table-row>
          <table:table-cell table:style-name="Table8.A1" office:value-type="string">
            <text:p text:style-name="P62">Affected Commands</text:p>
          </table:table-cell>
          <table:table-cell table:style-name="Table8.A1" office:value-type="string">
            <text:p text:style-name="P20">f005-run-benchmarks</text:p>
          </table:table-cell>
        </table:table-row>
        <table:table-row>
          <table:table-cell table:style-name="Table8.A1" office:value-type="string">
            <text:p text:style-name="P62">Values</text:p>
          </table:table-cell>
          <table:table-cell table:style-name="Table8.A1" office:value-type="string">
            <text:p text:style-name="P54">'Raw' <text:span text:style-name="T49">|</text:span> '<text:span text:style-name="T49">One</text:span>Table'</text:p>
          </table:table-cell>
        </table:table-row>
        <table:table-row>
          <table:table-cell table:style-name="Table8.A1" office:value-type="string">
            <text:p text:style-name="P62">Effect</text:p>
          </table:table-cell>
          <table:table-cell table:style-name="Table8.A1" office:value-type="string">
            <text:p text:style-name="P62">Determines what type of data are output from <text:span text:style-name="T3">f005-run-benchmarks.</text:span></text:p>
            <text:p text:style-name="P65"><text:span text:style-name="T19">Raw</text:span><text:span text:style-name="T3">: return each benchmark’s output as an instance of the program-internal class used to represent results. </text:span><text:span text:style-name="T12">You may have to add the speedtracker folder to the path to access its methods.</text:span></text:p>
            <text:p text:style-name="P65"><text:soft-page-break/><text:span text:style-name="T18">One</text:span><text:span text:style-name="T19">Table</text:span><text:span text:style-name="T3">: return one table with the results of all benchmarks’ in sequence. </text:span><text:span text:style-name="T11">(default)</text:span></text:p>
          </table:table-cell>
        </table:table-row>
      </table:table>
      <text:p text:style-name="P19"/>
      <text:h text:style-name="P87" text:outline-level="4" text:is-list-header="true"/>
      <table:table table:name="Table10" table:style-name="Table10">
        <table:table-column table:style-name="Table10.A"/>
        <table:table-column table:style-name="Table10.B"/>
        <table:table-row>
          <table:table-cell table:style-name="Table10.A1" office:value-type="string">
            <text:p text:style-name="P67">Key</text:p>
          </table:table-cell>
          <table:table-cell table:style-name="Table10.A1" office:value-type="string">
            <text:p text:style-name="P57"><text:span text:style-name="T81">Y</text:span>EndTol</text:p>
          </table:table-cell>
        </table:table-row>
        <table:table-row>
          <table:table-cell table:style-name="Table10.A1" office:value-type="string">
            <text:p text:style-name="P63">Affected Commands</text:p>
          </table:table-cell>
          <table:table-cell table:style-name="Table10.A1" office:value-type="string">
            <text:p text:style-name="P22">f005-run-benchmarks</text:p>
          </table:table-cell>
        </table:table-row>
        <table:table-row>
          <table:table-cell table:style-name="Table10.A1" office:value-type="string">
            <text:p text:style-name="P63">Values</text:p>
          </table:table-cell>
          <table:table-cell table:style-name="Table10.A1" office:value-type="string">
            <text:p text:style-name="P56">1x1 double</text:p>
          </table:table-cell>
        </table:table-row>
        <table:table-row>
          <table:table-cell table:style-name="Table10.A1" office:value-type="string">
            <text:p text:style-name="P63">Effect</text:p>
          </table:table-cell>
          <table:table-cell table:style-name="Table10.A1" office:value-type="string">
            <text:p text:style-name="P73">When displaying results in tables, there is one column with a flag that is set whenever a benchmarking run's final <text:span text:style-name="T81">y</text:span> value <text:span text:style-name="T81">and switching points are </text:span>different from the value of <text:span text:style-name="T81">the first </text:span>snapshot. This parameter sets the relative tolerance within which <text:span text:style-name="T81">y </text:span>values are considered equal.</text:p>
          </table:table-cell>
        </table:table-row>
      </table:table>
      <text:h text:style-name="P88" text:outline-level="4"/>
      <table:table table:name="Table9" table:style-name="Table9">
        <table:table-column table:style-name="Table9.A"/>
        <table:table-column table:style-name="Table9.B"/>
        <table:table-row>
          <table:table-cell table:style-name="Table9.A1" office:value-type="string">
            <text:p text:style-name="P68">Key</text:p>
          </table:table-cell>
          <table:table-cell table:style-name="Table9.A1" office:value-type="string">
            <text:p text:style-name="P59">NIterations</text:p>
          </table:table-cell>
        </table:table-row>
        <table:table-row>
          <table:table-cell table:style-name="Table9.A1" office:value-type="string">
            <text:p text:style-name="P64">Affected Commands</text:p>
          </table:table-cell>
          <table:table-cell table:style-name="Table9.A1" office:value-type="string">
            <text:p text:style-name="P23">f005-run-benchmarks</text:p>
          </table:table-cell>
        </table:table-row>
        <table:table-row>
          <table:table-cell table:style-name="Table9.A1" office:value-type="string">
            <text:p text:style-name="P64">Values</text:p>
          </table:table-cell>
          <table:table-cell table:style-name="Table9.A1" office:value-type="string">
            <text:p text:style-name="P58">1x1 double</text:p>
          </table:table-cell>
        </table:table-row>
        <table:table-row>
          <table:table-cell table:style-name="Table9.A1" office:value-type="string">
            <text:p text:style-name="P64">Effect</text:p>
          </table:table-cell>
          <table:table-cell table:style-name="Table9.A1" office:value-type="string">
            <text:p text:style-name="P80">How many times to run each benchmark, averaging the times each iteration took.</text:p>
          </table:table-cell>
        </table:table-row>
      </table:table>
      <text:p text:style-name="P79"/>
      <text:h text:style-name="P89" text:outline-level="4">Exercise</text:h>
      <text:p text:style-name="P52">TODO</text:p>
      <text:p text:style-name="P76"/>
      <text:h text:style-name="P90" text:outline-level="4"><text:span text:style-name="T73">Appendix</text:span><text:span text:style-name="T39"> A: </text:span><text:span text:style-name="T38">Restoring Project State</text:span></text:h>
      <text:p text:style-name="P49">It may happen that a bug in the code or unforeseen circumstance causes the repository to get stuck in an old snapshot. This may even be one where Speedtracker does not yet exist. It far from guaranteed that f006-restore-state will work without issues.</text:p>
      <text:p text:style-name="P49">Restoring manually is simple, however.</text:p>
      <text:p text:style-name="P49">Speedtracker saves project state during f005-run-benchmarks as follows:</text:p>
      <text:p text:style-name="P49"/>
      <text:p text:style-name="P49">1. [if necessary] Save all changed files in a temporary commit</text:p>
      <text:p text:style-name="P49">2. Write the current branch and latest commit (before the temporary commit) to a file</text:p>
      <text:p text:style-name="P49">3. Store this file in Git's object database <text:span text:style-name="T40">as a blob</text:span> with <text:span text:style-name="T54">git hash-object</text:span></text:p>
      <text:p text:style-name="P50"><text:span text:style-name="T38">4. Save the file's hash under the ref </text:span><text:span text:style-name="T55">refs/speedtracker/snapshot-manager</text:span></text:p>
      <text:p text:style-name="P48"/>
      <text:p text:style-name="P48">To restore state after testing, Speedtracker proceeds as follows:</text:p>
      <text:p text:style-name="P48"/>
      <text:p text:style-name="P48">1. Read the current branch and latest commit from the file previously stored in Git's object database and delete the reference to it. The file itself will be cleaned up by Git's garbage collection eventually. <text:span text:style-name="T40">Uses </text:span><text:span text:style-name="T56">git show-ref</text:span><text:span text:style-name="T40"> to get the blob's hash and </text:span><text:span text:style-name="T56">git cat-file</text:span><text:span text:style-name="T40"> to get the file's contents.</text:span></text:p>
      <text:p text:style-name="P48">2. Check out the current branch</text:p>
      <text:p text:style-name="P48">3. Reset to the previous state with <text:span text:style-name="T54">git reset –mixed &lt;latest commit&gt;</text:span></text:p>
      <text:p text:style-name="P53"/>
      <text:p text:style-name="P45">If something goes wrong and state is not restored, attempt the following:</text:p>
      <text:p text:style-name="P45"/>
      <text:p text:style-name="P45"><text:soft-page-break/>1. Resolve whatever problem caused the failure</text:p>
      <text:p text:style-name="P45">2. Attempt to run f00<text:span text:style-name="T47">6</text:span>-restore-state</text:p>
      <text:p text:style-name="P45">3. If 2. did not work, manually check out the previous branch, then run f007-restore-state</text:p>
      <text:p text:style-name="P45">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12T11:42:07.665864206</dc:date>
    <meta:editing-duration>PT22H14M55S</meta:editing-duration>
    <meta:editing-cycles>93</meta:editing-cycles>
    <meta:generator>LibreOffice/7.3.7.2$Linux_X86_64 LibreOffice_project/30$Build-2</meta:generator>
    <meta:document-statistic meta:table-count="10" meta:image-count="0" meta:object-count="0" meta:page-count="7" meta:paragraph-count="200" meta:word-count="1552" meta:character-count="10158" meta:non-whitespace-character-count="8781"/>
  </office:meta>
</office:document-meta>
</file>